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3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1-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1-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~</text:p>
          </table:table-cell>
        </table:table-row>
        <table:table-row table:style-name="ro1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<text:a xlink:href="https://raw.githubusercontent.com/yopaseopor/beta_style_josm/master/DE/" xlink:type="simple">https://raw.githubusercontent.com/yopaseopor/beta_style_josm/master/DE/</text:a> 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~</text:p>
          </table:table-cell>
        </table:table-row>
      </table:table>
      <table:table table:name="taginfo_2023" table:style-name="ta1">
        <table:table-column table:style-name="co1" table:number-columns-repeated="6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1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1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2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2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6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6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6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6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7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7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8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8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8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8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8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8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19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19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0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0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0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0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3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3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2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1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1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1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1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3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3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4.1_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4.1_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4.2_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4.2_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4.3_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4.3_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3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4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4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4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6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6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1.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1.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3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3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3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3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6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2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2.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1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2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2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5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7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7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8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8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8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18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18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0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0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0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1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2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3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3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4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4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5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5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2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3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3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3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3.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3.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1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1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1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1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1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0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1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10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2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2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2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2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5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5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6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6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9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9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9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4.9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4.9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0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0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0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0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0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0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1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1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2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2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3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3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4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4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6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6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7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7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7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7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8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8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8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9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9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9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19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19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0.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1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0.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1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0.1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1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0.1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1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0.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0.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0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0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1.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1.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1.1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1.1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1.1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1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1.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1.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1.2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2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2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3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3.2-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3.2-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3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4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6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9.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9.1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29.1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29.1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0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0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0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0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0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0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2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2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2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2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4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4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3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4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4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4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7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7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7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7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2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2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2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2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2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2c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3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3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4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4a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7b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7b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8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8.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9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9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5.9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5.9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1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2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1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2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3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3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3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3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6.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6.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1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2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2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2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2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2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2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0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2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3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3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3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3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3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3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4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4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4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4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4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4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4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4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4.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5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5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5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5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5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5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5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5.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6.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1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6.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2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6.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3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6.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4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6.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5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6.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6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6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6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6.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6.9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7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8.png</text:p>
          </table:table-cell>
          <table:table-cell office:value-type="string" calcext:value-type="string">
            <text:p>"</text:p>
          </table:table-cell>
        </table:table-row>
        <table:table-row table:style-name="ro2">
          <table:table-cell office:value-type="string" calcext:value-type="string">
            <text:p>}, {</text:p>
          </table:table-cell>
          <table:table-cell office:value-type="string" calcext:value-type="string">
            <text:p>"key": "</text:p>
          </table:table-cell>
          <table:table-cell office:value-type="string" calcext:value-type="string">
            <text:p>traffic_sign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value": "</text:p>
          </table:table-cell>
          <table:table-cell office:value-type="string" calcext:value-type="string">
            <text:p>BY:7.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"object_types": ["way", "area", "node", "relation"],~"description": "",~"doc_url": "",~"icon_url": "https://raw.githubusercontent.com/yopaseopor/beta_style_josm/mas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Y_7.9.png</text:p>
          </table:table-cell>
          <table:table-cell office:value-type="string" calcext:value-type="string">
            <text:p>"</text:p>
          </table:table-cell>
        </table:table-row>
        <table:table-row table:style-name="ro2" table:number-rows-repeated="10482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20:45:27.705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21T22:27:43.489000000</meta:creation-date>
    <dc:date>2023-11-13T20:59:40.614000000</dc:date>
    <meta:editing-duration>P4DT3H37M57S</meta:editing-duration>
    <meta:editing-cycles>11</meta:editing-cycles>
    <meta:generator>LibreOffice/7.6.2.1$Windows_x86 LibreOffice_project/56f7684011345957bbf33a7ee678afaf4d2ba333</meta:generator>
    <meta:document-statistic meta:table-count="2" meta:cell-count="14019" meta:object-count="0"/>
  </office:meta>
</office:document-meta>
</file>